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sonMessageConverter.toJson( Object payload , Type resolvedType , Writer 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sonMessageConverter.getG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sonMessageConverter.GsonMessageConverter( Gson g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sonMessageConverter.toJson( Object payload , Type resolved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sonMessageConverter.GsonMess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sonMessageConverter.fromJson( Reader reader , Type resolve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sonMessageConverter.fromJson( String payload , Type resolve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sonMessageConverter.setGson( Gson g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